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0.577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dash" draw:stroke-dash="Ultrafine_20_Dashed" svg:stroke-width="0.028cm" svg:stroke-color="#66cc00" draw:marker-start="" draw:marker-start-width="0.242cm" draw:marker-end-width="0.242cm" draw:fill="none" draw:opacity="50%" draw:textarea-vertical-align="middle" draw:auto-grow-height="false" fo:min-height="18.547cm" fo:min-width="0.003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05cm"/>
    </style:style>
    <style:style style:name="gr7" style:family="graphic" style:parent-style-name="standard">
      <style:graphic-properties svg:stroke-color="#ffcc00" draw:fill-color="#ffcc00" draw:textarea-horizontal-align="justify" draw:textarea-vertical-align="middle" draw:auto-grow-height="false" fo:min-height="1.782cm" fo:min-width="4.326cm"/>
    </style:style>
    <style:style style:name="gr8" style:family="graphic" style:parent-style-name="standard">
      <style:graphic-properties svg:stroke-color="#66cc00" draw:fill-color="#66cc00" draw:textarea-horizontal-align="justify" draw:textarea-vertical-align="middle" draw:auto-grow-height="false" fo:min-height="1.782cm" fo:min-width="4.326cm"/>
    </style:style>
    <style:style style:name="gr9" style:family="graphic" style:parent-style-name="standard">
      <style:graphic-properties svg:stroke-color="#0066ff" draw:fill-color="#0066ff" draw:textarea-horizontal-align="justify" draw:textarea-vertical-align="middle" draw:auto-grow-height="false" fo:min-height="1.782cm" fo:min-width="4.326cm"/>
    </style:style>
    <style:style style:name="gr10" style:family="graphic" style:parent-style-name="standard">
      <style:graphic-properties svg:stroke-color="#3333ff" draw:fill-color="#3333ff" draw:textarea-horizontal-align="justify" draw:textarea-vertical-align="middle" draw:auto-grow-height="false" fo:min-height="1.782cm" fo:min-width="4.3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04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2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3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.27cm"/>
    </style:style>
    <style:style style:name="P1" style:family="paragraph">
      <loext:graphic-properties draw:fill-color="#ffffff"/>
      <style:text-properties fo:font-size="80pt" fo:font-weight="bold" style:font-size-asian="80pt" style:font-weight-asian="bold" style:font-size-complex="80pt" style:font-weight-complex="bold"/>
    </style:style>
    <style:style style:name="P2" style:family="paragraph">
      <loext:graphic-properties draw:fill="none" draw:fill-color="#ffffff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color="#66cc00" fo:font-size="26pt" fo:font-weight="bold" fo:background-color="#ffff66" style:font-size-asian="26pt" style:font-weight-asian="bold" style:font-size-complex="26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opacity="50%"/>
      <style:paragraph-properties fo:text-align="center"/>
    </style:style>
    <style:style style:name="P9" style:family="paragraph">
      <loext:graphic-properties draw:fill="none" draw:fill-color="#ffffff"/>
      <style:text-properties fo:color="#66cc00" fo:font-size="24pt" style:font-size-asian="24pt" style:font-size-complex="24pt"/>
    </style:style>
    <style:style style:name="P10" style:family="paragraph">
      <loext:graphic-properties draw:fill-color="#ffcc00"/>
      <style:paragraph-properties fo:text-align="start"/>
    </style:style>
    <style:style style:name="P11" style:family="paragraph">
      <loext:graphic-properties draw:fill-color="#66cc00"/>
      <style:paragraph-properties fo:text-align="center"/>
    </style:style>
    <style:style style:name="P12" style:family="paragraph">
      <loext:graphic-properties draw:fill-color="#0066ff"/>
      <style:paragraph-properties fo:text-align="center"/>
    </style:style>
    <style:style style:name="P13" style:family="paragraph">
      <loext:graphic-properties draw:fill-color="#3333ff"/>
      <style:paragraph-properties fo:text-align="center"/>
    </style:style>
    <style:style style:name="P14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36pt"/>
    </style:style>
    <style:style style:name="P17" style:family="paragraph">
      <loext:graphic-properties draw:fill="none" draw:fill-color="#ffffff"/>
      <style:text-properties fo:font-size="36pt" style:font-size-asian="36pt" style:font-size-complex="36pt"/>
    </style:style>
    <style:style style:name="P18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66cc00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66cc00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-3.609cm" svg:y="2.286cm" presentation:class="subtitle" presentation:user-transformed="true">
          <draw:text-box>
            <text:p><text:span text:style-name="T1">HTML Part 2</text:span></text:p>
          </draw:text-box>
        </draw:frame>
        <draw:frame draw:style-name="gr1" draw:text-style-name="P2" draw:layer="layout" svg:width="11.077cm" svg:height="1.826cm" svg:x="14.478cm" svg:y="15.494cm">
          <draw:text-box>
            <text:p><text:span text:style-name="T2">Struktur Dasa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3" draw:text-style-name="P5" draw:layer="layout" svg:width="25.199cm" svg:height="1.27cm" svg:x="2.487cm" svg:y="9.727cm">
          <draw:text-box>
            <text:p text:style-name="P4"><text:span text:style-name="T3">&lt;namaelement&gt; </text:span><text:span text:style-name="T4">Konten Element </text:span><text:span text:style-name="T3"><text:s/>&lt;/namaelement&gt;</text:span></text:p>
          </draw:text-box>
        </draw:frame>
        <draw:connector draw:style-name="gr3" draw:text-style-name="P6" draw:layer="layout" draw:type="line" svg:x1="13.123cm" svg:y1="7.008cm" svg:x2="13.123cm" svg:y2="7.047cm" svg:d="M13123 7008v39" svg:viewBox="0 0 1 40">
          <text:p/>
        </draw:connector>
        <draw:connector draw:style-name="gr3" draw:text-style-name="P6" draw:layer="layout" draw:type="line" svg:x1="6.409cm" svg:y1="9.496cm" svg:x2="7.594cm" svg:y2="7.798cm" svg:d="M6409 9496l1185-1698" svg:viewBox="0 0 1186 1699">
          <text:p/>
        </draw:connector>
        <draw:connector draw:style-name="gr3" draw:text-style-name="P6" draw:layer="layout" draw:type="line" svg:x1="20.574cm" svg:y1="9.647cm" svg:x2="21.759cm" svg:y2="7.949cm" svg:d="M20574 9647l1185-1698" svg:viewBox="0 0 1186 1699">
          <text:p/>
        </draw:connector>
        <draw:frame draw:style-name="gr4" draw:text-style-name="P7" draw:layer="layout" svg:width="4.573cm" svg:height="0.962cm" svg:x="5.334cm" svg:y="6.679cm">
          <draw:text-box>
            <text:p>Tag pembuka</text:p>
          </draw:text-box>
        </draw:frame>
        <draw:frame draw:style-name="gr4" draw:text-style-name="P7" draw:layer="layout" svg:width="4.573cm" svg:height="0.962cm" svg:x="19.557cm" svg:y="6.679cm">
          <draw:text-box>
            <text:p>Tag penutup</text:p>
          </draw:text-box>
        </draw:frame>
        <draw:custom-shape draw:style-name="gr5" draw:text-style-name="P8" draw:layer="layout" svg:width="0.711cm" svg:height="18.796cm" draw:transform="rotate (1.5707963267949) translate (4.064cm 12.267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" draw:text-style-name="P9" draw:layer="layout" svg:width="3.605cm" svg:height="1.195cm" svg:x="11.43cm" svg:y="12.775cm">
          <draw:text-box>
            <text:p><text:span text:style-name="T5">Ele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7" draw:text-style-name="P10" xml:id="id1" draw:id="id1" draw:layer="layout" svg:width="4.826cm" svg:height="2.032cm" svg:x="11.43cm" svg:y="3.04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1" xml:id="id2" draw:id="id2" draw:layer="layout" svg:width="4.826cm" svg:height="2.032cm" svg:x="4.318cm" svg:y="7.36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1" xml:id="id3" draw:id="id3" draw:layer="layout" svg:width="4.826cm" svg:height="2.032cm" svg:x="4.318cm" svg:y="12.1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4" draw:id="id4" draw:layer="layout" svg:width="4.826cm" svg:height="2.032cm" svg:x="18.288cm" svg:y="7.1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3" xml:id="id6" draw:id="id6" draw:layer="layout" svg:width="4.826cm" svg:height="2.032cm" svg:x="14.732cm" svg:y="12.1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3" xml:id="id5" draw:id="id5" draw:layer="layout" svg:width="4.826cm" svg:height="2.032cm" svg:x="21.59cm" svg:y="12.1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6" draw:layer="layout" draw:type="line" svg:x1="11.43cm" svg:y1="4.064cm" svg:x2="6.731cm" svg:y2="7.366cm" draw:start-shape="id1" draw:start-glue-point="5" draw:end-shape="id2" draw:end-glue-point="4" svg:d="M11430 4064l-4699 3302" svg:viewBox="0 0 4700 3303">
          <text:p/>
        </draw:connector>
        <draw:connector draw:style-name="gr3" draw:text-style-name="P6" draw:layer="layout" draw:type="line" svg:x1="6.731cm" svg:y1="9.398cm" svg:x2="6.731cm" svg:y2="12.192cm" draw:start-shape="id2" draw:start-glue-point="6" draw:end-shape="id3" draw:end-glue-point="4" svg:d="M6731 9398v2794" svg:viewBox="0 0 1 2795">
          <text:p/>
        </draw:connector>
        <draw:connector draw:style-name="gr3" draw:text-style-name="P6" draw:layer="layout" draw:type="line" svg:x1="16.256cm" svg:y1="4.064cm" svg:x2="20.701cm" svg:y2="7.112cm" draw:start-shape="id1" draw:start-glue-point="7" draw:end-shape="id4" draw:end-glue-point="4" svg:d="M16256 4064l4445 3048" svg:viewBox="0 0 4446 3049">
          <text:p/>
        </draw:connector>
        <draw:connector draw:style-name="gr3" draw:text-style-name="P6" draw:layer="layout" draw:type="line" svg:x1="20.701cm" svg:y1="9.144cm" svg:x2="24.003cm" svg:y2="12.192cm" draw:start-shape="id4" draw:start-glue-point="6" draw:end-shape="id5" draw:end-glue-point="4" svg:d="M20701 9144l3302 3048" svg:viewBox="0 0 3303 3049">
          <text:p/>
        </draw:connector>
        <draw:connector draw:style-name="gr3" draw:text-style-name="P6" draw:layer="layout" draw:type="line" svg:x1="20.701cm" svg:y1="9.144cm" svg:x2="17.145cm" svg:y2="12.192cm" draw:start-shape="id4" draw:start-glue-point="6" draw:end-shape="id6" draw:end-glue-point="4" svg:d="M20701 9144l-3556 3048" svg:viewBox="0 0 3557 3049">
          <text:p/>
        </draw:connector>
        <draw:frame draw:style-name="gr11" draw:text-style-name="P14" draw:layer="layout" svg:width="2.286cm" svg:height="1.27cm" svg:x="12.754cm" svg:y="3.456cm">
          <draw:text-box>
            <text:p text:style-name="P4"><text:span text:style-name="T6">html</text:span></text:p>
          </draw:text-box>
        </draw:frame>
        <draw:frame draw:style-name="gr12" draw:text-style-name="P14" draw:layer="layout" svg:width="2.794cm" svg:height="2.139cm" svg:x="19.658cm" svg:y="7.466cm">
          <draw:text-box>
            <text:p text:style-name="P4"><text:span text:style-name="T6">body</text:span></text:p>
          </draw:text-box>
        </draw:frame>
        <draw:frame draw:style-name="gr11" draw:text-style-name="P14" draw:layer="layout" svg:width="2.286cm" svg:height="1.27cm" svg:x="16.202cm" svg:y="12.6cm">
          <draw:text-box>
            <text:p text:style-name="P4"><text:span text:style-name="T6">h1</text:span></text:p>
          </draw:text-box>
        </draw:frame>
        <draw:frame draw:style-name="gr11" draw:text-style-name="P14" draw:layer="layout" svg:width="2.286cm" svg:height="1.27cm" svg:x="23.66cm" svg:y="12.5cm">
          <draw:text-box>
            <text:p text:style-name="P4"><text:span text:style-name="T6">p</text:span></text:p>
          </draw:text-box>
        </draw:frame>
        <draw:frame draw:style-name="gr12" draw:text-style-name="P14" draw:layer="layout" svg:width="2.54cm" svg:height="2.139cm" svg:x="5.588cm" svg:y="7.82cm">
          <draw:text-box>
            <text:p text:style-name="P4"><text:span text:style-name="T6">head</text:span></text:p>
          </draw:text-box>
        </draw:frame>
        <draw:frame draw:style-name="gr11" draw:text-style-name="P14" draw:layer="layout" svg:width="2.286cm" svg:height="1.27cm" svg:x="5.742cm" svg:y="12.546cm">
          <draw:text-box>
            <text:p text:style-name="P4"><text:span text:style-name="T6">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3" draw:text-style-name="P17" draw:layer="layout" svg:width="6.551cm" svg:height="1.673cm" svg:x="2.847cm" svg:y="8.995cm">
          <draw:text-box>
            <text:p text:style-name="P16"><text:span text:style-name="T7">Let’s Co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4" draw:text-style-name="P18" draw:layer="layout" svg:width="8.541cm" svg:height="1.517cm" svg:x="2.127cm" svg:y="4.833cm">
          <draw:text-box>
            <text:p><text:span text:style-name="T8">Elemen &lt;html&gt;</text:span></text:p>
          </draw:text-box>
        </draw:frame>
        <draw:frame draw:style-name="gr15" draw:text-style-name="P19" draw:layer="layout" svg:width="22.606cm" svg:height="3.723cm" svg:x="2.032cm" svg:y="10.113cm">
          <draw:text-box>
            <text:p><text:span text:style-name="T9">Hirarki elemen teratas pada berkas HTML adalah elemen HTML-nya itu sendiri. Elemen ini digunakan untuk memberitahu kepada browser bahwa ini merupakan sebuah berkas HTML sekaligus menjadi root dari sebuah berkasnya it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6" draw:text-style-name="P18" draw:layer="layout" svg:width="8.799cm" svg:height="1.517cm" svg:x="2.127cm" svg:y="4.833cm">
          <draw:text-box>
            <text:p><text:span text:style-name="T8">Elemen &lt;head&gt;</text:span></text:p>
          </draw:text-box>
        </draw:frame>
        <draw:frame draw:style-name="gr17" draw:text-style-name="P20" draw:layer="layout" svg:width="4.456cm" svg:height="6.859cm" svg:x="2.032cm" svg:y="7.874cm">
          <draw:text-box>
            <text:p><text:span text:style-name="T6">&lt;title&gt; </text:span></text:p>
            <text:p><text:span text:style-name="T6">&lt;style&gt;</text:span></text:p>
            <text:p><text:span text:style-name="T6">&lt;script&gt;</text:span></text:p>
            <text:p><text:span text:style-name="T6">&lt;base&gt;</text:span></text:p>
            <text:p><text:span text:style-name="T6">&lt;link&gt;</text:span></text:p>
            <text:p><text:span text:style-name="T6">&lt;meta&gt;</text:span></text:p>
            <text:p><text:span text:style-name="T6">&lt;noscript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8" draw:text-style-name="P18" draw:layer="layout" svg:width="8.859cm" svg:height="1.517cm" svg:x="2.317cm" svg:y="3.055cm">
          <draw:text-box>
            <text:p><text:span text:style-name="T8">Elemen &lt;body&gt;</text:span></text:p>
          </draw:text-box>
        </draw:frame>
        <draw:frame draw:style-name="gr19" draw:text-style-name="P7" draw:layer="layout" svg:width="19.618cm" svg:height="3.095cm" svg:x="2.226cm" svg:y="8.335cm">
          <draw:text-box>
            <text:p>Seluruh konten yang terdapat pada elemen ini akan ditampilkan pada halaman website. Maka dari itu, elemen ini digunakan untuk menampung seluruh konten atau elemen yang ditampilkan ke dalam jendela browser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9T20:57:04.920087133</meta:creation-date>
    <dc:date>2020-05-30T11:02:00.696339350</dc:date>
    <meta:editing-duration>PT48M8S</meta:editing-duration>
    <meta:editing-cycles>4</meta:editing-cycles>
    <meta:generator>LibreOffice/5.1.6.2$Linux_X86_64 LibreOffice_project/10m0$Build-2</meta:generator>
    <meta:document-statistic meta:object-count="69"/>
  </office:meta>
</office:document-meta>
</file>